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9.045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5.32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RS100-0062&lt;br /&gt;</text:p>
          </table:table-cell>
          <table:table-cell office:value-type="string">
            <text:p><text:s text:c="22"/>1&amp;frasl;16&amp;#733;&amp;times;72 yds&lt;br /&gt; 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6.70&lt;br /&gt;</text:p>
          </table:table-cell>
          <table:table-cell office:value-type="string">
            <text:p><text:s text:c="22"/>$6.45&lt;br /&gt;</text:p>
          </table:table-cell>
        </table:table-row>
        <table:table-row table:style-name="ro1">
          <table:table-cell office:value-type="string">
            <text:p><text:s text:c="22"/>RS100-0125&lt;br /&gt;</text:p>
          </table:table-cell>
          <table:table-cell office:value-type="string">
            <text:p><text:s text:c="22"/>1&amp;frasl;8&amp;#733;&amp;times;72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9.80&lt;br /&gt;</text:p>
          </table:table-cell>
          <table:table-cell office:value-type="string">
            <text:p><text:s text:c="22"/>$8.75&lt;br /&gt;</text:p>
          </table:table-cell>
        </table:table-row>
        <table:table-row table:style-name="ro1">
          <table:table-cell office:value-type="string">
            <text:p><text:s text:c="22"/>RS100-0187&lt;br /&gt;</text:p>
          </table:table-cell>
          <table:table-cell office:value-type="string">
            <text:p><text:s text:c="22"/>3&amp;frasl;16&amp;#733;&amp;times;72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9.30&lt;br /&gt;</text:p>
          </table:table-cell>
          <table:table-cell office:value-type="string">
            <text:p><text:s text:c="22"/>$9.05&lt;br /&gt;</text:p>
          </table:table-cell>
        </table:table-row>
        <table:table-row table:style-name="ro1">
          <table:table-cell office:value-type="string">
            <text:p><text:s text:c="22"/>RS100-0250&lt;br /&gt;</text:p>
          </table:table-cell>
          <table:table-cell office:value-type="string">
            <text:p><text:s text:c="22"/>1&amp;frasl;4&amp;#733;&amp;times;72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9.80&lt;br /&gt;</text:p>
          </table:table-cell>
          <table:table-cell office:value-type="string">
            <text:p><text:s text:c="22"/>$8.80&lt;br /&gt;</text:p>
          </table:table-cell>
        </table:table-row>
        <table:table-row table:style-name="ro1">
          <table:table-cell office:value-type="string">
            <text:p><text:s text:c="22"/>RS100-0312&lt;br /&gt;</text:p>
          </table:table-cell>
          <table:table-cell office:value-type="string">
            <text:p><text:s text:c="22"/>5&amp;frasl;16&amp;#733;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10.10&lt;br /&gt;</text:p>
          </table:table-cell>
          <table:table-cell office:value-type="string">
            <text:p><text:s text:c="22"/>$9.55&lt;br /&gt;</text:p>
          </table:table-cell>
        </table:table-row>
        <table:table-row table:style-name="ro1">
          <table:table-cell office:value-type="string">
            <text:p><text:s text:c="22"/>RS100-0375&lt;br /&gt;</text:p>
          </table:table-cell>
          <table:table-cell office:value-type="string">
            <text:p><text:s text:c="22"/>3&amp;frasl;8&amp;#733;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7.15&lt;br /&gt;</text:p>
          </table:table-cell>
          <table:table-cell office:value-type="string">
            <text:p><text:s text:c="22"/>$6.20&lt;br /&gt;</text:p>
          </table:table-cell>
        </table:table-row>
        <table:table-row table:style-name="ro1">
          <table:table-cell office:value-type="string">
            <text:p><text:s text:c="22"/>RS100-0437&lt;br /&gt;</text:p>
          </table:table-cell>
          <table:table-cell office:value-type="string">
            <text:p><text:s text:c="22"/>7&amp;frasl;16&amp;#733;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10.30&lt;br /&gt;</text:p>
          </table:table-cell>
          <table:table-cell office:value-type="string">
            <text:p><text:s text:c="22"/>$9.80&lt;br /&gt;</text:p>
          </table:table-cell>
        </table:table-row>
        <table:table-row table:style-name="ro1">
          <table:table-cell office:value-type="string">
            <text:p><text:s text:c="22"/>RS100-0500&lt;br /&gt;</text:p>
          </table:table-cell>
          <table:table-cell office:value-type="string">
            <text:p><text:s text:c="22"/>1&amp;frasl;2&amp;#733;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8.35&lt;br /&gt;</text:p>
          </table:table-cell>
          <table:table-cell office:value-type="string">
            <text:p><text:s text:c="22"/>$7.45&lt;br /&gt;</text:p>
          </table:table-cell>
        </table:table-row>
        <table:table-row table:style-name="ro1">
          <table:table-cell office:value-type="string">
            <text:p><text:s text:c="22"/>RS100-0625&lt;br /&gt;</text:p>
          </table:table-cell>
          <table:table-cell office:value-type="string">
            <text:p><text:s text:c="22"/>5&amp;frasl;8&amp;#733;&amp;times;72 yds&lt;br /&gt;</text:p>
          </table:table-cell>
          <table:table-cell office:value-type="string">
            <text:p><text:s text:c="22"/>60&lt;br /&gt;</text:p>
          </table:table-cell>
          <table:table-cell office:value-type="string">
            <text:p><text:s text:c="22"/>$9.30&lt;br /&gt;</text:p>
          </table:table-cell>
          <table:table-cell office:value-type="string">
            <text:p><text:s text:c="22"/>$8.15&lt;br /&gt;</text:p>
          </table:table-cell>
        </table:table-row>
        <table:table-row table:style-name="ro1">
          <table:table-cell office:value-type="string">
            <text:p><text:s text:c="22"/>RS100-0750&lt;br /&gt;</text:p>
          </table:table-cell>
          <table:table-cell office:value-type="string">
            <text:p><text:s text:c="22"/>3&amp;frasl;4&amp;#733;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10.25&lt;br /&gt;</text:p>
          </table:table-cell>
          <table:table-cell office:value-type="string">
            <text:p><text:s text:c="22"/>$8.65&lt;br /&gt;</text:p>
          </table:table-cell>
        </table:table-row>
        <table:table-row table:style-name="ro1">
          <table:table-cell office:value-type="string">
            <text:p><text:s text:c="22"/>RS100-1000&lt;br /&gt;</text:p>
          </table:table-cell>
          <table:table-cell office:value-type="string">
            <text:p><text:s text:c="22"/>1&amp;#733;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4.50&lt;br /&gt;</text:p>
          </table:table-cell>
          <table:table-cell office:value-type="string">
            <text:p><text:s text:c="22"/>$12.50&lt;br /&gt;</text:p>
          </table:table-cell>
        </table:table-row>
        <table:table-row table:style-name="ro1">
          <table:table-cell office:value-type="string">
            <text:p><text:s text:c="22"/>RS100-1250&lt;br /&gt;</text:p>
          </table:table-cell>
          <table:table-cell office:value-type="string">
            <text:p><text:s text:c="22"/>1-1&amp;frasl;4&amp;#733;&amp;times;72 yds&lt;br /&gt;</text:p>
          </table:table-cell>
          <table:table-cell office:value-type="string">
            <text:p><text:s text:c="22"/>32&lt;br /&gt;</text:p>
          </table:table-cell>
          <table:table-cell office:value-type="string">
            <text:p><text:s text:c="22"/>$20.50&lt;br /&gt;</text:p>
          </table:table-cell>
          <table:table-cell office:value-type="string">
            <text:p><text:s text:c="22"/>$17.50&lt;br /&gt;</text:p>
          </table:table-cell>
        </table:table-row>
        <table:table-row table:style-name="ro1">
          <table:table-cell office:value-type="string">
            <text:p><text:s text:c="22"/>RS100-1500&lt;br /&gt;</text:p>
          </table:table-cell>
          <table:table-cell office:value-type="string">
            <text:p><text:s text:c="22"/>1-1&amp;frasl;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2.50&lt;br /&gt;</text:p>
          </table:table-cell>
          <table:table-cell office:value-type="string">
            <text:p><text:s text:c="22"/>$18.75&lt;br /&gt;</text:p>
          </table:table-cell>
        </table:table-row>
        <table:table-row table:style-name="ro1">
          <table:table-cell office:value-type="string">
            <text:p><text:s text:c="22"/>RS100-1750&lt;br /&gt;</text:p>
          </table:table-cell>
          <table:table-cell office:value-type="string">
            <text:p><text:s text:c="22"/>1-3&amp;frasl;4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RS100-2000&lt;br /&gt;</text:p>
          </table:table-cell>
          <table:table-cell office:value-type="string">
            <text:p><text:s text:c="22"/>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RS100-2250&lt;br /&gt;</text:p>
          </table:table-cell>
          <table:table-cell office:value-type="string">
            <text:p><text:s text:c="22"/>2-1&amp;frasl;4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RS100-2500&lt;br /&gt;</text:p>
          </table:table-cell>
          <table:table-cell office:value-type="string">
            <text:p><text:s text:c="22"/>2-1&amp;frasl;2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35.5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RS100-2750&lt;br /&gt;</text:p>
          </table:table-cell>
          <table:table-cell office:value-type="string">
            <text:p><text:s text:c="22"/>2-3&amp;frasl;4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RS100-3000&lt;br /&gt;</text:p>
          </table:table-cell>
          <table:table-cell office:value-type="string">
            <text:p><text:s text:c="22"/>3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43.5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RS100-3500&lt;br /&gt;</text:p>
          </table:table-cell>
          <table:table-cell office:value-type="string">
            <text:p><text:s text:c="22"/>3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50.5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RS100-4000&lt;br /&gt;</text:p>
          </table:table-cell>
          <table:table-cell office:value-type="string">
            <text:p><text:s text:c="22"/>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RS100-4500&lt;br /&gt;</text:p>
          </table:table-cell>
          <table:table-cell office:value-type="string">
            <text:p><text:s text:c="22"/>4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RS100-5000&lt;br /&gt;</text:p>
          </table:table-cell>
          <table:table-cell office:value-type="string">
            <text:p><text:s text:c="22"/>5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RS100-5500&lt;br /&gt;</text:p>
          </table:table-cell>
          <table:table-cell office:value-type="string">
            <text:p><text:s text:c="22"/>5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RS100-6000&lt;br /&gt;</text:p>
          </table:table-cell>
          <table:table-cell office:value-type="string">
            <text:p><text:s text:c="22"/>6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87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RS100-7000&lt;br /&gt;</text:p>
          </table:table-cell>
          <table:table-cell office:value-type="string">
            <text:p><text:s text:c="22"/>7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00.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RS100-8000&lt;br /&gt;</text:p>
          </table:table-cell>
          <table:table-cell office:value-type="string">
            <text:p><text:s text:c="22"/>8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14.00&lt;br /&gt;</text:p>
          </table:table-cell>
          <table:table-cell office:value-type="string">
            <text:p><text:s text:c="22"/>$100.00&lt;br /&gt;</text:p>
          </table:table-cell>
        </table:table-row>
        <table:table-row table:style-name="ro1">
          <table:table-cell office:value-type="string">
            <text:p><text:s text:c="22"/>RS100-9000&lt;br /&gt;</text:p>
          </table:table-cell>
          <table:table-cell office:value-type="string">
            <text:p><text:s text:c="22"/>9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29.00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RS100-10000&lt;br /&gt;</text:p>
          </table:table-cell>
          <table:table-cell office:value-type="string">
            <text:p><text:s text:c="22"/>10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43.00&lt;br /&gt;</text:p>
          </table:table-cell>
          <table:table-cell office:value-type="string">
            <text:p><text:s text:c="22"/>$126.00&lt;br /&gt;</text:p>
          </table:table-cell>
        </table:table-row>
        <table:table-row table:style-name="ro1">
          <table:table-cell office:value-type="string">
            <text:p><text:s text:c="22"/>RS100-12000&lt;br /&gt;</text:p>
          </table:table-cell>
          <table:table-cell office:value-type="string">
            <text:p><text:s text:c="22"/>1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71.00&lt;br /&gt;</text:p>
          </table:table-cell>
          <table:table-cell office:value-type="string">
            <text:p><text:s text:c="22"/>$153.00&lt;br /&gt;</text:p>
          </table:table-cell>
        </table:table-row>
        <table:table-row table:style-name="ro1">
          <table:table-cell office:value-type="string">
            <text:p><text:s text:c="22"/>RS100-18000</text:p>
          </table:table-cell>
          <table:table-cell office:value-type="string">
            <text:p><text:s text:c="22"/>18&amp;#733;&amp;times;72 yds</text:p>
          </table:table-cell>
          <table:table-cell office:value-type="string">
            <text:p><text:s text:c="22"/>1</text:p>
          </table:table-cell>
          <table:table-cell table:number-columns-repeated="2" office:value-type="string">
            <text:p><text:s text:c="22"/>$258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7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7:19:56.43</meta:creation-date>
    <dc:date>2017-09-12T17:23:04.88</dc:date>
    <dc:creator>Liam </dc:creator>
    <meta:editing-duration>PT3M8S</meta:editing-duration>
    <meta:editing-cycles>1</meta:editing-cycles>
    <meta:document-statistic meta:table-count="3" meta:cell-count="155" meta:object-count="0"/>
    <meta:generator>OpenOffice/4.1.0$Win32 OpenOffice.org_project/410m18$Build-9764</meta:generator>
  </office:meta>
</office:document-meta>
</file>